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5" style:family="paragraph" style:parent-style-name="Contents_20_Heading">
      <style:paragraph-properties fo:text-align="center" style:justify-single-word="false"/>
      <style:text-properties officeooo:rsid="00cc6dba" officeooo:paragraph-rsid="00cc6dba"/>
    </style:style>
    <style:style style:name="P6" style:family="paragraph" style:parent-style-name="Contents_20_1">
      <style:paragraph-properties>
        <style:tab-stops>
          <style:tab-stop style:position="6.933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339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6eaf20" officeooo:paragraph-rsid="006eaf20"/>
    </style:style>
    <style:style style:name="P9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5034c" officeooo:paragraph-rsid="0095034c"/>
    </style:style>
    <style:style style:name="P10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93e5f" officeooo:paragraph-rsid="00993e5f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717ffa" officeooo:paragraph-rsid="00b420a8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background-color="transparent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ba6bfd" fo:background-color="transparent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c45453" fo:background-color="transparent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2811in" fo:text-align="center" style:justify-single-word="false" fo:text-indent="0in" style:auto-text-indent="false"/>
      <style:text-properties fo:color="#000000" loext:opacity="100%" officeooo:paragraph-rsid="00c45453" fo:background-color="transparent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rsid="008e646d" officeooo:paragraph-rsid="008e646d" fo:background-color="transparen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c45453" fo:background-color="transparen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c45453" fo:background-color="transparent"/>
    </style:style>
    <style:style style:name="P2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 fo:language="ru" fo:country="RU" officeooo:rsid="0075d66d"/>
    </style:style>
    <style:style style:name="P2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75d66d"/>
    </style:style>
    <style:style style:name="P26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b57666"/>
    </style:style>
    <style:style style:name="P27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8df69" officeooo:paragraph-rsid="0078df69"/>
    </style:style>
    <style:style style:name="P28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2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/>
    </style:style>
    <style:style style:name="P3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officeooo:paragraph-rsid="00ba6bfd"/>
    </style:style>
    <style:style style:name="P31" style:family="paragraph" style:parent-style-name="Standard">
      <style:paragraph-properties fo:margin-top="0in" fo:margin-bottom="0in" style:contextual-spacing="false" style:line-height-at-least="0.2811in"/>
      <style:text-properties fo:color="#cccccc" loext:opacity="100%" style:font-name="Consolas" fo:font-size="15pt" fo:font-weight="normal" fo:background-color="#1f1f1f"/>
    </style:style>
    <style:style style:name="P32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officeooo:rsid="00932b3a" officeooo:paragraph-rsid="00932b3a"/>
    </style:style>
    <style:style style:name="P33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32b3a" officeooo:paragraph-rsid="00932b3a"/>
    </style:style>
    <style:style style:name="P34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4eec0" officeooo:paragraph-rsid="0094eec0"/>
    </style:style>
    <style:style style:name="P35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36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5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47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49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50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51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5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fo:background-color="transparent"/>
    </style:style>
    <style:style style:name="P5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d11b4e" fo:background-color="transparent"/>
    </style:style>
    <style:style style:name="P5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ba6bfd" fo:background-color="transparent"/>
    </style:style>
    <style:style style:name="P55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c45453" fo:background-color="transparent"/>
    </style:style>
    <style:style style:name="P56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officeooo:paragraph-rsid="00d43d60" fo:background-color="transparent"/>
    </style:style>
    <style:style style:name="P57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d11b4e" fo:background-color="transparent"/>
    </style:style>
    <style:style style:name="P5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a6bfd" fo:background-color="transparent"/>
    </style:style>
    <style:style style:name="P5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d43d60" fo:background-color="transparent"/>
    </style:style>
    <style:style style:name="P6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 fo:break-before="page"/>
      <style:text-properties fo:color="#000000" loext:opacity="100%" style:font-name="Times New Roman" fo:font-size="15pt" fo:font-weight="normal" officeooo:paragraph-rsid="00d43d60" fo:background-color="transparen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d43d60" fo:background-color="transparent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d43d60" fo:background-color="transparent"/>
    </style:style>
    <style:style style:name="P63" style:family="paragraph" style:parent-style-name="Text_20_body">
      <style:paragraph-properties fo:text-align="center" style:justify-single-word="false"/>
      <style:text-properties officeooo:rsid="0059e87b" officeooo:paragraph-rsid="00d43d60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6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8" style:family="text">
      <style:text-properties style:font-name-complex="Times New Roman1"/>
    </style:style>
    <style:style style:name="T9" style:family="text">
      <style:text-properties style:font-name-complex="Times New Roman1" style:font-size-complex="14pt"/>
    </style:style>
    <style:style style:name="T10" style:family="text">
      <style:text-properties officeooo:rsid="006e9155" style:font-name-complex="Times New Roman1" style:font-size-complex="14pt"/>
    </style:style>
    <style:style style:name="T11" style:family="text">
      <style:text-properties officeooo:rsid="007039fa" style:font-name-complex="Times New Roman1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b3bf58"/>
    </style:style>
    <style:style style:name="T14" style:family="text">
      <style:text-properties fo:language="ru" fo:country="RU" officeooo:rsid="0073ad96"/>
    </style:style>
    <style:style style:name="T15" style:family="text">
      <style:text-properties fo:language="ru" fo:country="RU" officeooo:rsid="00339339"/>
    </style:style>
    <style:style style:name="T16" style:family="text">
      <style:text-properties fo:language="ru" fo:country="RU" officeooo:rsid="00c9ae38"/>
    </style:style>
    <style:style style:name="T17" style:family="text">
      <style:text-properties fo:language="ru" fo:country="RU" officeooo:rsid="0094eec0"/>
    </style:style>
    <style:style style:name="T18" style:family="text">
      <style:text-properties fo:language="ru" fo:country="RU" officeooo:rsid="0095034c"/>
    </style:style>
    <style:style style:name="T19" style:family="text">
      <style:text-properties fo:language="ru" fo:country="RU" officeooo:rsid="00526cbb"/>
    </style:style>
    <style:style style:name="T20" style:family="text">
      <style:text-properties fo:language="ru" fo:country="RU" officeooo:rsid="00a0deb5"/>
    </style:style>
    <style:style style:name="T21" style:family="text">
      <style:text-properties officeooo:rsid="00b57666"/>
    </style:style>
    <style:style style:name="T22" style:family="text">
      <style:text-properties officeooo:rsid="00cd7b56"/>
    </style:style>
    <style:style style:name="T23" style:family="text">
      <style:text-properties officeooo:rsid="0077343e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77343e"/>
    </style:style>
    <style:style style:name="T26" style:family="text">
      <style:text-properties fo:language="en" fo:country="US" officeooo:rsid="007abefc"/>
    </style:style>
    <style:style style:name="T27" style:family="text">
      <style:text-properties fo:language="en" fo:country="US" officeooo:rsid="0095034c"/>
    </style:style>
    <style:style style:name="T28" style:family="text">
      <style:text-properties fo:language="en" fo:country="US" officeooo:rsid="0095e943"/>
    </style:style>
    <style:style style:name="T29" style:family="text">
      <style:text-properties fo:language="en" fo:country="US" officeooo:rsid="00a0deb5"/>
    </style:style>
    <style:style style:name="T30" style:family="text">
      <style:text-properties fo:language="en" fo:country="US" officeooo:rsid="00c45453"/>
    </style:style>
    <style:style style:name="T31" style:family="text">
      <style:text-properties officeooo:rsid="00797731"/>
    </style:style>
    <style:style style:name="T32" style:family="text">
      <style:text-properties officeooo:rsid="007abefc"/>
    </style:style>
    <style:style style:name="T33" style:family="text">
      <style:text-properties fo:color="#000000" loext:opacity="100%" style:font-name="Times New Roman" fo:background-color="transparent" loext:char-shading-value="0"/>
    </style:style>
    <style:style style:name="T34" style:family="text">
      <style:text-properties fo:color="#000000" loext:opacity="100%" style:font-name="Times New Roman" fo:font-size="14pt" style:letter-kerning="false" fo:background-color="transparent" loext:char-shading-value="0" style:font-size-asian="14pt"/>
    </style:style>
    <style:style style:name="T35" style:family="text">
      <style:text-properties fo:color="#000000" loext:opacity="100%" fo:background-color="transparent" loext:char-shading-value="0"/>
    </style:style>
    <style:style style:name="T36" style:family="text">
      <style:text-properties fo:font-size="14pt" style:letter-kerning="false" style:font-size-asian="14pt"/>
    </style:style>
    <style:style style:name="T37" style:family="text">
      <style:text-properties officeooo:rsid="00843953"/>
    </style:style>
    <style:style style:name="T38" style:family="text">
      <style:text-properties officeooo:rsid="008e2695"/>
    </style:style>
    <style:style style:name="T39" style:family="text">
      <style:text-properties officeooo:rsid="009135d3"/>
    </style:style>
    <style:style style:name="T40" style:family="text">
      <style:text-properties officeooo:rsid="0095e943"/>
    </style:style>
    <style:style style:name="T41" style:family="text">
      <style:text-properties officeooo:rsid="009c3313"/>
    </style:style>
    <style:style style:name="T42" style:family="text">
      <style:text-properties officeooo:rsid="009e436a"/>
    </style:style>
    <style:style style:name="T43" style:family="text">
      <style:text-properties officeooo:rsid="00a4c9d6"/>
    </style:style>
    <style:style style:name="T44" style:family="text">
      <style:text-properties officeooo:rsid="00d11b4e"/>
    </style:style>
    <style:style style:name="T45" style:family="text">
      <style:text-properties fo:color="#c586c0" loext:opacity="100%"/>
    </style:style>
    <style:style style:name="T46" style:family="text">
      <style:text-properties fo:color="#c586c0" loext:opacity="100%" style:font-name="Consolas" fo:font-size="15pt" fo:font-weight="normal"/>
    </style:style>
    <style:style style:name="T47" style:family="text">
      <style:text-properties fo:color="#569cd6" loext:opacity="100%"/>
    </style:style>
    <style:style style:name="T48" style:family="text">
      <style:text-properties fo:color="#569cd6" loext:opacity="100%" style:font-name="Consolas" fo:font-size="15pt" fo:font-weight="normal"/>
    </style:style>
    <style:style style:name="T49" style:family="text">
      <style:text-properties fo:color="#ce9178" loext:opacity="100%"/>
    </style:style>
    <style:style style:name="T50" style:family="text">
      <style:text-properties fo:color="#ce9178" loext:opacity="100%" style:font-name="Consolas" fo:font-size="15pt" fo:font-weight="normal"/>
    </style:style>
    <style:style style:name="T51" style:family="text">
      <style:text-properties fo:color="#dcdcaa" loext:opacity="100%"/>
    </style:style>
    <style:style style:name="T52" style:family="text">
      <style:text-properties fo:color="#dcdcaa" loext:opacity="100%" style:font-name="Consolas" fo:font-size="15pt" fo:font-weight="normal"/>
    </style:style>
    <style:style style:name="T53" style:family="text">
      <style:text-properties style:font-name="Consolas" fo:font-size="15pt" fo:font-weight="normal"/>
    </style:style>
    <style:style style:name="T54" style:family="text">
      <style:text-properties fo:color="#4ec9b0" loext:opacity="100%"/>
    </style:style>
    <style:style style:name="T55" style:family="text">
      <style:text-properties fo:color="#4ec9b0" loext:opacity="100%" style:font-name="Consolas" fo:font-size="15pt" fo:font-weight="normal"/>
    </style:style>
    <style:style style:name="T56" style:family="text">
      <style:text-properties fo:color="#9cdcfe" loext:opacity="100%"/>
    </style:style>
    <style:style style:name="T57" style:family="text">
      <style:text-properties fo:color="#9cdcfe" loext:opacity="100%" style:font-name="Consolas" fo:font-size="15pt" fo:font-weight="normal"/>
    </style:style>
    <style:style style:name="T58" style:family="text">
      <style:text-properties fo:color="#d4d4d4" loext:opacity="100%" style:font-name="Consolas" fo:font-size="15pt" fo:font-weight="normal"/>
    </style:style>
    <style:style style:name="T59" style:family="text">
      <style:text-properties fo:color="#b5cea8" loext:opacity="100%" style:font-name="Consolas" fo:font-size="15pt" fo:font-weight="normal"/>
    </style:style>
    <style:style style:name="T60" style:family="text">
      <style:text-properties fo:color="#6a9955" loext:opacity="100%"/>
    </style:style>
    <style:style style:name="T61" style:family="text">
      <style:text-properties fo:color="#d7ba7d" loext:opacity="100%" style:font-name="Consolas" fo:font-size="15pt" fo:font-weight="normal"/>
    </style:style>
    <style:style style:name="T62" style:family="text">
      <style:text-properties officeooo:rsid="00d43d6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 loext:marker-style-name="T1"><text:span text:style-name="T1">МИНОБРНАУКИ РОССИИ</text:span></text:p>
      <text:p text:style-name="P40" loext:marker-style-name="T1"><text:span text:style-name="T1">ФЕДЕРАЛЬНОЕ ГОСУДАРСТВЕННОЕ БЮДЖЕТНОЕ ОБРАЗОВАТЕЛЬНОЕ </text:span><text:span text:style-name="T1"/></text:p>
      <text:p text:style-name="P40" loext:marker-style-name="T1"><text:span text:style-name="T1">УЧРЕЖДЕНИЕ ВЫСШЕГО ОБРАЗОВАНИЯ</text:span><text:span text:style-name="T1"/></text:p>
      <text:p text:style-name="P40" loext:marker-style-name="T1"><text:span text:style-name="T1">«НИЖЕГОРОДСКИЙ ГОСУДАРСТВЕННЫЙ ТЕХНИЧЕСКИЙ</text:span><text:span text:style-name="T1"/></text:p>
      <text:p text:style-name="P40" loext:marker-style-name="T1"><text:span text:style-name="T1"><text:s/>УНИВЕРСИТЕТ ИМ. Р.Е. АЛЕКСЕЕВА»</text:span><text:span text:style-name="T1"/></text:p>
      <text:p text:style-name="P40" loext:marker-style-name="T1"><text:span text:style-name="T1">(НГТУ)</text:span><text:span text:style-name="T1"/></text:p>
      <text:p text:style-name="P41" loext:marker-style-name="T2"/>
      <text:p text:style-name="P42" loext:marker-style-name="T3"/>
      <text:p text:style-name="P42" loext:marker-style-name="T3"/>
      <text:p text:style-name="P42" loext:marker-style-name="T3"/>
      <text:p text:style-name="P42" loext:marker-style-name="T3"/>
      <text:p text:style-name="P42" loext:marker-style-name="T3"/>
      <text:p text:style-name="P42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46" loext:marker-style-name="T4"/>
      <text:p text:style-name="P40" loext:marker-style-name="T4"><text:span text:style-name="T4">Контрольная работа по дисциплине </text:span><text:span text:style-name="T4"/></text:p>
      <text:p text:style-name="P40" loext:marker-style-name="T4"><text:span text:style-name="T4">«Системное программирование»</text:span><text:span text:style-name="T4"/></text:p>
      <text:p text:style-name="P43" loext:marker-style-name="T3"/>
      <text:p text:style-name="P44" loext:marker-style-name="T3"/>
      <text:p text:style-name="P44" loext:marker-style-name="T3"/>
      <text:p text:style-name="P44" loext:marker-style-name="T3"/>
      <text:p text:style-name="P44" loext:marker-style-name="T3"/>
      <text:p text:style-name="P44" loext:marker-style-name="T3"/>
      <text:p text:style-name="P44" loext:marker-style-name="T3"/>
      <text:p text:style-name="P48" loext:marker-style-name="T3"><text:span text:style-name="T3">Выполнил:</text:span><text:span text:style-name="T3"/></text:p>
      <text:p text:style-name="P49" loext:marker-style-name="T3"><text:span text:style-name="T3">Студент гр. 23-РЗ<text:tab/></text:span><text:span text:style-name="T5">____________</text:span></text:p>
      <text:p text:style-name="P50" loext:marker-style-name="T6"/>
      <text:p text:style-name="P49" loext:marker-style-name="T3"><text:span text:style-name="T3">Проверил:</text:span><text:span text:style-name="T3"/></text:p>
      <text:p text:style-name="P45" loext:marker-style-name="T3"/>
      <text:p text:style-name="P49" loext:marker-style-name="T3"><text:span text:style-name="T3">к.т.н., доцент кафедры ИРС Сидоров С.Б.</text:span><text:span text:style-name="T3"/></text:p>
      <text:p text:style-name="P49" loext:marker-style-name="T7"><text:span text:style-name="T6"><text:s text:c="64"/></text:span><text:span text:style-name="T7"><text:tab/></text:span></text:p>
      <text:p text:style-name="P47" loext:marker-style-name="T4"/>
      <text:p text:style-name="P47" loext:marker-style-name="T4"/>
      <text:p text:style-name="P47" loext:marker-style-name="T4"/>
      <text:p text:style-name="P47" loext:marker-style-name="T4"/>
      <text:p text:style-name="P3"/>
      <text:p text:style-name="P47" loext:marker-style-name="T4"/>
      <text:p text:style-name="P47" loext:marker-style-name="T4"/>
      <text:p text:style-name="P40" loext:marker-style-name="T3"><text:span text:style-name="T3">Нижний Новгород</text:span><text:span text:style-name="T3"/></text:p>
      <text:p text:style-name="P40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<text:soft-page-break/>Содержание</text:p>
          </text:index-title>
          <text:p text:style-name="P6"><text:a xlink:type="simple" xlink:href="#__RefHeading___Toc4034_1917984385" text:style-name="Index_20_Link" text:visited-style-name="Index_20_Link">1. Постановка задачи<text:tab/>3</text:a></text:p>
          <text:p text:style-name="P6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6"><text:a xlink:type="simple" xlink:href="#__RefHeading___Toc4038_1917984385" text:style-name="Index_20_Link" text:visited-style-name="Index_20_Link">3. Алгоритм обработки<text:tab/>6</text:a></text:p>
          <text:p text:style-name="P6"><text:a xlink:type="simple" xlink:href="#__RefHeading___Toc4366_1917984385" text:style-name="Index_20_Link" text:visited-style-name="Index_20_Link">Приложение 1.<text:tab/>7</text:a></text:p>
          <text:p text:style-name="P7"><text:a xlink:type="simple" xlink:href="#__RefHeading___Toc4368_1917984385" text:style-name="Index_20_Link" text:visited-style-name="Index_20_Link">Версия 1.0<text:tab/>7</text:a></text:p>
          <text:p text:style-name="P7"><text:a xlink:type="simple" xlink:href="#__RefHeading___Toc4370_1917984385" text:style-name="Index_20_Link" text:visited-style-name="Index_20_Link">Версия 0.6<text:tab/>12</text:a></text:p>
          <text:p text:style-name="P7"><text:a xlink:type="simple" xlink:href="#__RefHeading___Toc4433_1917984385" text:style-name="Index_20_Link" text:visited-style-name="Index_20_Link">Версия 0.1<text:tab/>15</text:a></text:p>
        </text:index-body>
      </text:table-of-content>
      <text:p text:style-name="P51" loext:marker-style-name="T8"/>
      <text:h text:style-name="P37" text:outline-level="1"><text:bookmark-start text:name="__RefHeading___Toc4034_1917984385"/>1. Постановка задачи<text:bookmark-end text:name="__RefHeading___Toc4034_1917984385"/></text:h>
      <text:p text:style-name="P4"><text:span text:style-name="T9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10">27.</text:span></text:p>
      <text:p text:style-name="P8"><text:span text:style-name="T9">Дана последовательность точек на декартовой плоскости </text:span><text:span text:style-name="T9"><draw:frame draw:style-name="fr1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">, где </text:span><text:span text:style-name="T9"><draw:frame draw:style-name="fr1" draw:name="Объект2" text:anchor-type="as-char" svg:y="-0.1528in" svg:width="0.7193in" svg:height="0.213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. Найти </text:span><text:span text:style-name="T11">пару наиболее удалённых друг от друга точек, то есть указать их координаты и расположение в исходной последовательности.</text:span></text:p>
      <text:h text:style-name="P38" text:outline-level="1"/>
      <text:h text:style-name="P37" text:outline-level="1"><text:bookmark-start text:name="__RefHeading___Toc4036_1917984385"/>2. Архитектура программной системы<text:bookmark-end text:name="__RefHeading___Toc4036_1917984385"/></text:h>
      <text:p text:style-name="P11"><text:span text:style-name="T12">В качестве решения для хранения переменных приложения было решено использовать структуру АТД.</text:span><text:span text:style-name="T13"> </text:span><text:span text:style-name="T12">Что предполагает собой некий тип данных, который будет передаваться в качестве аргумента функции, и будет содержать переменные <text:s/>приложения. </text:span><text:span text:style-name="T14">Рассмотрим используемую реализацию этого подхода.</text:span></text:p>
      <text:p text:style-name="P12">typedef struct Application{</text:p>
      <text:p text:style-name="P12"/>
      <text:p text:style-name="P12">    std::pair&lt;std::pair&lt;double, double&gt;, std::pair&lt;double, double&gt;&gt; distanced;</text:p>
      <text:p text:style-name="P53">    std::vector&lt;std::pair&lt;double, double&gt;&gt; array;</text:p>
      <text:p text:style-name="P12"/>
      <text:p text:style-name="P12">}Application;</text:p>
      <text:p text:style-name="P24"/>
      <text:p text:style-name="P25"><text:span text:style-name="T44">Первое поле</text:span> — двухуровневая пара <text:span text:style-name="T22">чисел</text:span>. Хранение наиболее удалённых точек. <text:span text:style-name="T23">Первая и вторая точки, и их </text:span><text:span text:style-name="T25">X/Y </text:span><text:span text:style-name="T23">координаты.</text:span></text:p>
      <text:p text:style-name="P26"><text:span text:style-name="T44">Второе поле</text:span> — вектор <text:span text:style-name="T22">числовых</text:span> пар. Массив точек рассматриваемой декартовой плоскости.</text:p>
      <text:p text:style-name="P26"/>
      <text:p text:style-name="P27">В качестве исполняемых функций используются набор трёх функций. Ввод, обработка и вывод. <text:span text:style-name="T31">И предшествующая и</text:span><text:span text:style-name="T32">м основная запускающая функция </text:span><text:span text:style-name="T26">run.</text:span></text:p>
      <text:p text:style-name="P30"><text:span text:style-name="T33"><text:tab/>int app_run(</text:span><text:span text:style-name="T34">Application&amp; app</text:span><text:span text:style-name="T33">);</text:span></text:p>
      <text:p text:style-name="P57"><text:tab/>bool app_start(<text:span text:style-name="T36">Application&amp; app</text:span>);</text:p>
      <text:p text:style-name="P57"><text:tab/>bool app_process(<text:span text:style-name="T36">Application&amp; app</text:span>);</text:p>
      <text:p text:style-name="P57"><text:tab/>bool app_end(<text:span text:style-name="T36">Application&amp; app</text:span>);</text:p>
      <text:p text:style-name="P29"><text:span text:style-name="T35"/></text:p>
      <text:p text:style-name="P28"><text:tab/>Для работы с массивом координат вводится отдельный модуль <text:span text:style-name="T24">cartesian, </text:span>который отвечает за добавление точек в массив, запуск функции поиска наиболее удалённых точек, и функции расчёта <text:span text:style-name="T37">расстояния между двумя точками. </text:span><text:span text:style-name="T38">Познакомимся с структурой этого модуля поближе.</text:span></text:p>
      <text:p text:style-name="P13"><text:tab/>bool cartesian_add(double x, double y, std::vector&lt;std::pair&lt;double, double&gt;&gt; &amp;array);</text:p>
      <text:p text:style-name="P13"><text:soft-page-break/><text:tab/>bool cartesian_find(std::vector&lt;std::pair&lt;double, double&gt;&gt;&amp; array, std::pair&lt;std::pair&lt;double,double&gt;, std::pair&lt;double, double&gt;&gt;&amp; distanced);</text:p>
      <text:p text:style-name="P13"><text:tab/>double cartesian_find_distance(std::pair&lt;double, double&gt;&amp; pair_one, std::pair&lt;double, double&gt;&amp; pair_two);</text:p>
      <text:p text:style-name="P16"/>
      <text:p text:style-name="P16"/>
      <text:p text:style-name="P17"><text:tab/>Первая функция выполняет задачу добавления точки в массив, принимая на вход два <text:span text:style-name="T22">числа</text:span> элемента и ссылку на массив.</text:p>
      <text:p text:style-name="P17"><text:tab/>Вторая функция выполняет поиск наиболее удалённых друг от друга точек, принимая на вход ссылку на массив точек, и пару переменной для хранения наиболее удалённых точек. </text:p>
      <text:p text:style-name="P17"><text:tab/><text:span text:style-name="T39">Третья — функция вычисления квадрата расстояния между двумя точками, возвращает число с двумя знаками после запятой. Принимая на вход две пары, первой и второй точек.</text:span></text:p>
      <text:p text:style-name="P31"/>
      <text:p text:style-name="P28"/>
      <text:h text:style-name="P37" text:outline-level="1"><text:bookmark-start text:name="__RefHeading___Toc4038_1917984385"/>3. Алгоритм обработки<text:bookmark-end text:name="__RefHeading___Toc4038_1917984385"/></text:h>
      <text:p text:style-name="P32"><text:span text:style-name="T15">П</text:span><text:span text:style-name="T12">рограмма начинает свою работы с вывода информации о назначении, собственно, программы. — </text:span><text:span text:style-name="T24">Cartesian dot finder! </text:span></text:p>
      <text:p text:style-name="P33"><text:span text:style-name="T12">Далее мы объявляем переменн</text:span><text:span text:style-name="T16">ые</text:span><text:span text:style-name="T12"> нашего АТД</text:span><text:span text:style-name="T24">. </text:span><text:span text:style-name="T12">После объявления мы вызывает функцию </text:span><text:span text:style-name="T24">run, </text:span><text:span text:style-name="T12">передавая ей </text:span><text:span text:style-name="T17">нашу переменн</text:span><text:span text:style-name="T16">ые</text:span><text:span text:style-name="T17"> АТД.</text:span></text:p>
      <text:p text:style-name="P34"><text:span text:style-name="T12">Переходя в функцию выполнения приложения, </text:span><text:span text:style-name="T18">пользователю будет предложено ввести число точек т. е.</text:span><text:span text:style-name="T27"> n. </text:span><text:span text:style-name="T18">После этого, по количеству точек, у пользователя будут «спрашиваться» координаты </text:span><text:span text:style-name="T27">X/Y </text:span><text:span text:style-name="T18">для каждой точки, добавляя их в массив.</text:span></text:p>
      <text:p text:style-name="P9">Как только весь необходимый набор точек будет получен, <text:span text:style-name="T40">будет вызвана функция поиска наиболее удалённой пары точек </text:span><text:span text:style-name="T28">cartesian_find. </text:span><text:span text:style-name="T40">Данная функция сравнивает все точки между собой, сохраняя наибольшее из полученных расстояний в пару </text:span><text:span text:style-name="T28">distanced. </text:span></text:p>
      <text:p text:style-name="P10">После выполнения функции поиска, на стандартное устройство вывода будет предоставлена информация о <text:span text:style-name="T41">подходящих точках. </text:span><text:span text:style-name="T42">В противном случае, например, если пользователь указал только одну точку, то выведется сообщение об ошибке.</text:span></text:p>
      <text:h text:style-name="P37" text:outline-level="1" text:is-list-header="true"><text:bookmark-start text:name="__RefHeading___Toc4366_1917984385"/><text:span text:style-name="T19">П</text:span><text:span text:style-name="T12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35">Файл <text:span text:style-name="T24">main.cpp</text:span></text:p>
      <text:p text:style-name="P14">#include "application.h"</text:p>
      <text:p text:style-name="P14">#include &lt;iostream&gt;</text:p>
      <text:p text:style-name="P14"/>
      <text:p text:style-name="P14">int main (){</text:p>
      <text:p text:style-name="P14">    std::cout &lt;&lt; "Cartesian dot finder!" &lt;&lt; std::endl;</text:p>
      <text:p text:style-name="P14">    Application app;</text:p>
      <text:p text:style-name="P14">    int ret = app_run(app);</text:p>
      <text:p text:style-name="P14">    return 0;</text:p>
      <text:p text:style-name="P14">}</text:p>
      <text:p text:style-name="P14"/>
      <text:p text:style-name="P21">Файл <text:span text:style-name="T24">application.h</text:span></text:p>
      <text:p text:style-name="P14">#ifndef NNTU_APPLICATION_H</text:p>
      <text:p text:style-name="P14">#define NNTU_APPLICATION_H</text:p>
      <text:p text:style-name="P14"/>
      <text:p text:style-name="P14">#include &lt;iostream&gt;</text:p>
      <text:p text:style-name="P14">#include "cartesian.h"</text:p>
      <text:p text:style-name="P14"/>
      <text:p text:style-name="P14">typedef struct Application{</text:p>
      <text:p text:style-name="P14"/>
      <text:p text:style-name="P14">    std::pair&lt;std::pair&lt;double, double&gt;, std::pair&lt;double, double&gt;&gt; distanced;</text:p>
      <text:p text:style-name="P14">    std::vector&lt;std::pair&lt;double, double&gt;&gt; array;</text:p>
      <text:p text:style-name="P14">    //distanced.first - dot 1</text:p>
      <text:p text:style-name="P14">    //distanced.second - dot 2 </text:p>
      <text:p text:style-name="P14">    //distanced.first.first/second - x/y of a 1nd dot</text:p>
      <text:p text:style-name="P14">    //distanced.second.first/second - x/y of a 2nd dot</text:p>
      <text:p text:style-name="P14"/>
      <text:p text:style-name="P14">}Application;</text:p>
      <text:p text:style-name="P14"/>
      <text:p text:style-name="P14">int app_run(Application&amp; app_main);</text:p>
      <text:p text:style-name="P14">bool app_start(Application&amp; app_main);</text:p>
      <text:p text:style-name="P14">bool app_process(Application&amp; app_main);</text:p>
      <text:p text:style-name="P14"><text:soft-page-break/>bool app_end(Application&amp; app_main);</text:p>
      <text:p text:style-name="P14"/>
      <text:p text:style-name="P14">#endif //NNTU_APPLICATION_H</text:p>
      <text:p text:style-name="P58"/>
      <text:p text:style-name="P21">Файл <text:span text:style-name="T24">application.cpp</text:span></text:p>
      <text:p text:style-name="P14">#include "application.h"</text:p>
      <text:p text:style-name="P14"/>
      <text:p text:style-name="P14">int app_run(Application&amp; app){</text:p>
      <text:p text:style-name="P14">    app_start(app);</text:p>
      <text:p text:style-name="P14">    if (app_process(app)){</text:p>
      <text:p text:style-name="P14">        app_end(app);</text:p>
      <text:p text:style-name="P14">        return 0;</text:p>
      <text:p text:style-name="P14">    }</text:p>
      <text:p text:style-name="P14">    else{</text:p>
      <text:p text:style-name="P14">        std::cout &lt;&lt; "An error has occured." &lt;&lt; std::endl;</text:p>
      <text:p text:style-name="P14">        return 1;</text:p>
      <text:p text:style-name="P14">    }</text:p>
      <text:p text:style-name="P14">}</text:p>
      <text:p text:style-name="P14"/>
      <text:p text:style-name="P14">bool app_start(Application&amp; app){</text:p>
      <text:p text:style-name="P14">    double temp_x = 0, temp_y = 0;</text:p>
      <text:p text:style-name="P14">    int temp_n = 0;</text:p>
      <text:p text:style-name="P14">    std::cout &lt;&lt; "START START" &lt;&lt; std::endl;</text:p>
      <text:p text:style-name="P14">    std::cout &lt;&lt; "Input a n number:" &lt;&lt; std::endl;</text:p>
      <text:p text:style-name="P14">    std::cin &gt;&gt; temp_n;</text:p>
      <text:p text:style-name="P14">    for (int i = 0; i &lt; temp_n; ++i){</text:p>
      <text:p text:style-name="P14">        std::cout &lt;&lt; "[" &lt;&lt; i+1 &lt;&lt; "/" &lt;&lt; temp_n &lt;&lt; "]" &lt;&lt; " set is being assigned:" &lt;&lt; std::endl;</text:p>
      <text:p text:style-name="P14">        std::cout &lt;&lt; "Input a x:" &lt;&lt; std::endl;</text:p>
      <text:p text:style-name="P14">        std::cin &gt;&gt; temp_x;</text:p>
      <text:p text:style-name="P14">        std::cout &lt;&lt; "Input an y:" &lt;&lt; std::endl;</text:p>
      <text:p text:style-name="P14">        std::cin &gt;&gt; temp_y;</text:p>
      <text:p text:style-name="P14">        cartesian_add(temp_x, temp_y, app.array);</text:p>
      <text:p text:style-name="P14">    }</text:p>
      <text:p text:style-name="P14">    return true;</text:p>
      <text:p text:style-name="P14">}</text:p>
      <text:p text:style-name="P14"><text:soft-page-break/></text:p>
      <text:p text:style-name="P14">bool app_process(Application&amp; app){</text:p>
      <text:p text:style-name="P14">    std::cout &lt;&lt; "PROCESSING" &lt;&lt; std::endl;</text:p>
      <text:p text:style-name="P14">    if (app.array.size() &gt; 1){</text:p>
      <text:p text:style-name="P14">        cartesian_find(app.array, app.distanced);</text:p>
      <text:p text:style-name="P14">        return true;</text:p>
      <text:p text:style-name="P14">    }</text:p>
      <text:p text:style-name="P14">    std::cout &lt;&lt; "Insufficient data. ABORTING..." &lt;&lt; std::endl;   </text:p>
      <text:p text:style-name="P14">    return false;</text:p>
      <text:p text:style-name="P14">}</text:p>
      <text:p text:style-name="P14"/>
      <text:p text:style-name="P14">bool app_end(Application&amp; app){</text:p>
      <text:p text:style-name="P14"/>
      <text:p text:style-name="P14">    std::cout &lt;&lt; "ENDING" &lt;&lt; std::endl;</text:p>
      <text:p text:style-name="P14">    std::cout &lt;&lt; "The farthest pair of points are:\n";</text:p>
      <text:p text:style-name="P14"/>
      <text:p text:style-name="P14">    for (int i = 0; i &lt; app.array.size(); ++i) {</text:p>
      <text:p text:style-name="P14">        if (app.array[i] == app.distanced.first) {</text:p>
      <text:p text:style-name="P14">            std::cout &lt;&lt; "First point: is " &lt;&lt; i+1 &lt;&lt; " - ["&lt;&lt; app.distanced.first.first &lt;&lt; ", " &lt;&lt; app.distanced.first.second &lt;&lt; "]" &lt;&lt;  std::endl;</text:p>
      <text:p text:style-name="P14">        } </text:p>
      <text:p text:style-name="P14">        if (app.array[i] == app.distanced.second) {</text:p>
      <text:p text:style-name="P14">            std::cout &lt;&lt; "Second point is: " &lt;&lt; i+1 &lt;&lt; " - ["&lt;&lt; app.distanced.second.first &lt;&lt; ", " &lt;&lt; app.distanced.second.second &lt;&lt; "]" &lt;&lt;  std::endl;;</text:p>
      <text:p text:style-name="P14">        }</text:p>
      <text:p text:style-name="P14">    }</text:p>
      <text:p text:style-name="P14">    return true;</text:p>
      <text:p text:style-name="P14">}</text:p>
      <text:p text:style-name="P58"/>
      <text:p text:style-name="P22">Файл <text:span text:style-name="T24">cartesian.h</text:span></text:p>
      <text:p text:style-name="P14">#ifndef CARTESIAN_H</text:p>
      <text:p text:style-name="P14">#define CARTESIAN_H</text:p>
      <text:p text:style-name="P14"/>
      <text:p text:style-name="P14">#include &lt;vector&gt;</text:p>
      <text:p text:style-name="P14">#include &lt;utility&gt;</text:p>
      <text:p text:style-name="P14">#include &lt;math.h&gt;</text:p>
      <text:p text:style-name="P14"><text:soft-page-break/></text:p>
      <text:p text:style-name="P14">bool cartesian_add(double x, double y, std::vector&lt;std::pair&lt;double, double&gt;&gt; &amp;array);</text:p>
      <text:p text:style-name="P14">bool cartesian_find(std::vector&lt;std::pair&lt;double, double&gt;&gt;&amp; array, std::pair&lt;std::pair&lt;double,double&gt;, std::pair&lt;double, double&gt;&gt;&amp; distanced);</text:p>
      <text:p text:style-name="P14">double cartesian_find_distance(std::pair&lt;double, double&gt;&amp; pair_one, std::pair&lt;double, double&gt;&amp; pair_two);</text:p>
      <text:p text:style-name="P14"/>
      <text:p text:style-name="P14">#endif //CARTESIAN_H</text:p>
      <text:p text:style-name="P58"/>
      <text:p text:style-name="P22">Файл <text:span text:style-name="T24">cartesian.cpp</text:span></text:p>
      <text:p text:style-name="P14">#include "cartesian.h"</text:p>
      <text:p text:style-name="P14"/>
      <text:p text:style-name="P14">bool cartesian_add(double x, double y, std::vector&lt;std::pair&lt;double, double&gt;&gt; &amp;array){</text:p>
      <text:p text:style-name="P14">    std::pair&lt;double, double&gt; temp_pair = std::make_pair(x, y);</text:p>
      <text:p text:style-name="P14">    array.push_back(temp_pair);</text:p>
      <text:p text:style-name="P14">    return true;</text:p>
      <text:p text:style-name="P14">}</text:p>
      <text:p text:style-name="P14"/>
      <text:p text:style-name="P14">bool cartesian_find(std::vector&lt;std::pair&lt;double, double&gt;&gt;&amp; array, std::pair&lt;std::pair&lt;double, double&gt;, std::pair&lt;double, double&gt;&gt;&amp; distanced){</text:p>
      <text:p text:style-name="P14">    double distance_max = 0;</text:p>
      <text:p text:style-name="P14">    for (int i = 0; i &lt; array.size(); ++i){</text:p>
      <text:p text:style-name="P14">        for (int j = i+1; j &lt; array.size(); ++j){</text:p>
      <text:p text:style-name="P14">            double distance = cartesian_find_distance(array[i], array[j]);    </text:p>
      <text:p text:style-name="P14">            if (distance &gt; distance_max){</text:p>
      <text:p text:style-name="P14">                distance_max = distance;</text:p>
      <text:p text:style-name="P14">                distanced = {array[i], array[j]};</text:p>
      <text:p text:style-name="P14">            }</text:p>
      <text:p text:style-name="P14">        }</text:p>
      <text:p text:style-name="P14">    }</text:p>
      <text:p text:style-name="P14">    return true;</text:p>
      <text:p text:style-name="P14">}</text:p>
      <text:p text:style-name="P14"/>
      <text:p text:style-name="P14">double cartesian_find_distance(std::pair&lt;double, double&gt;&amp; pair_one, std::pair&lt;double, double&gt;&amp; pair_two){</text:p>
      <text:p text:style-name="P14"><text:soft-page-break/>    return pow(pair_two.first - pair_one.first, 2) + pow(pair_two.second - pair_one.second, 2);</text:p>
      <text:p text:style-name="P14">}</text:p>
      <text:p text:style-name="P13"/>
      <text:p text:style-name="P19"/>
      <text:p text:style-name="P22"><text:span text:style-name="T24"/></text:p>
      <text:h text:style-name="P39" text:outline-level="2" text:is-list-header="true"><text:bookmark-start text:name="__RefHeading___Toc4370_1917984385"/>Версия 0.<text:span text:style-name="T43">6</text:span><text:bookmark-end text:name="__RefHeading___Toc4370_1917984385"/></text:h>
      <text:p text:style-name="P63">Файл <text:span text:style-name="T24">main.cpp</text:span></text:p>
      <text:p text:style-name="P56">#include "application.h"</text:p>
      <text:p text:style-name="P56">#include &lt;iostream&gt;</text:p>
      <text:p text:style-name="P56"/>
      <text:p text:style-name="P56">int main (){</text:p>
      <text:p text:style-name="P56">    std::cout &lt;&lt; "Cartesian dot finder!" &lt;&lt; std::endl;</text:p>
      <text:p text:style-name="P56">    Application app;</text:p>
      <text:p text:style-name="P56">    int ret = app_run(app);</text:p>
      <text:p text:style-name="P56">    return 0;</text:p>
      <text:p text:style-name="P56">}</text:p>
      <text:p text:style-name="P56"/>
      <text:p text:style-name="P61">Файл <text:span text:style-name="T24">application.h</text:span></text:p>
      <text:p text:style-name="P56">#ifndef NNTU_APPLICATION_H</text:p>
      <text:p text:style-name="P56">#define NNTU_APPLICATION_H</text:p>
      <text:p text:style-name="P56"/>
      <text:p text:style-name="P56">#include &lt;iostream&gt;</text:p>
      <text:p text:style-name="P56">#include "cartesian.h"</text:p>
      <text:p text:style-name="P56"/>
      <text:p text:style-name="P56">typedef struct Application{</text:p>
      <text:p text:style-name="P56"/>
      <text:p text:style-name="P56">    std::pair&lt;std::pair&lt;double, double&gt;, std::pair&lt;double, double&gt;&gt; distanced;</text:p>
      <text:p text:style-name="P56">    std::vector&lt;std::pair&lt;double, double&gt;&gt; array;</text:p>
      <text:p text:style-name="P56">    //distanced.first - dot 1</text:p>
      <text:p text:style-name="P56">    //distanced.second - dot 2 </text:p>
      <text:p text:style-name="P56">    //distanced.first.first/second - x/y of a 1nd dot</text:p>
      <text:p text:style-name="P56">    //distanced.second.first/second - x/y of a 2nd dot</text:p>
      <text:p text:style-name="P56"/>
      <text:p text:style-name="P56">}Application;</text:p>
      <text:p text:style-name="P56"/>
      <text:p text:style-name="P56">int app_run(Application&amp; app_main);</text:p>
      <text:p text:style-name="P56">bool app_start(Application&amp; app_main);</text:p>
      <text:p text:style-name="P56">bool app_process(Application&amp; app_main);</text:p>
      <text:p text:style-name="P56">bool app_end(Application&amp; app_main);</text:p>
      <text:p text:style-name="P56"/>
      <text:p text:style-name="P56"><text:soft-page-break/>#endif //NNTU_APPLICATION_H</text:p>
      <text:p text:style-name="P59"/>
      <text:p text:style-name="P61">Файл <text:span text:style-name="T24">application.cpp</text:span></text:p>
      <text:p text:style-name="P56">#include "application.h"</text:p>
      <text:p text:style-name="P56"/>
      <text:p text:style-name="P56">int app_run(Application&amp; app){</text:p>
      <text:p text:style-name="P56">    app_start(app);</text:p>
      <text:p text:style-name="P56">    if (app_process(app)){</text:p>
      <text:p text:style-name="P56">        app_end(app);</text:p>
      <text:p text:style-name="P56">        return 0;</text:p>
      <text:p text:style-name="P56">    }</text:p>
      <text:p text:style-name="P56">    else{</text:p>
      <text:p text:style-name="P56">        std::cout &lt;&lt; "An error has occured." &lt;&lt; std::endl;</text:p>
      <text:p text:style-name="P56">        return 1;</text:p>
      <text:p text:style-name="P56">    }</text:p>
      <text:p text:style-name="P56">}</text:p>
      <text:p text:style-name="P56"/>
      <text:p text:style-name="P56">bool app_start(Application&amp; app){</text:p>
      <text:p text:style-name="P56"/>
      <text:p text:style-name="P56">    return true;</text:p>
      <text:p text:style-name="P56">}</text:p>
      <text:p text:style-name="P56"/>
      <text:p text:style-name="P56">bool app_process(Application&amp; app){</text:p>
      <text:p text:style-name="P56">    return false;</text:p>
      <text:p text:style-name="P56">}</text:p>
      <text:p text:style-name="P56"/>
      <text:p text:style-name="P56">bool app_end(Application&amp; app){</text:p>
      <text:p text:style-name="P56"/>
      <text:p text:style-name="P56">    return true;</text:p>
      <text:p text:style-name="P56">}</text:p>
      <text:p text:style-name="P59"/>
      <text:p text:style-name="P60"/>
      <text:p text:style-name="P62">Файл <text:span text:style-name="T24">cartesian.h</text:span></text:p>
      <text:p text:style-name="P56">#ifndef CARTESIAN_H</text:p>
      <text:p text:style-name="P56">#define CARTESIAN_H</text:p>
      <text:p text:style-name="P56"/>
      <text:p text:style-name="P56">#include &lt;vector&gt;</text:p>
      <text:p text:style-name="P56">#include &lt;utility&gt;</text:p>
      <text:p text:style-name="P56">#include &lt;math.h&gt;</text:p>
      <text:p text:style-name="P56"/>
      <text:p text:style-name="P56">bool cartesian_add(double x, double y, std::vector&lt;std::pair&lt;double, double&gt;&gt; &amp;array);</text:p>
      <text:p text:style-name="P56">bool cartesian_find(std::vector&lt;std::pair&lt;double, double&gt;&gt;&amp; array, std::pair&lt;std::pair&lt;double,double&gt;, std::pair&lt;double, double&gt;&gt;&amp; distanced);</text:p>
      <text:p text:style-name="P56">double cartesian_find_distance(std::pair&lt;double, double&gt;&amp; pair_one, std::pair&lt;double, double&gt;&amp; pair_two);</text:p>
      <text:p text:style-name="P56"/>
      <text:p text:style-name="P56">#endif //CARTESIAN_H</text:p>
      <text:p text:style-name="P59"/>
      <text:p text:style-name="P62">Файл <text:span text:style-name="T24">cartesian.cpp</text:span></text:p>
      <text:p text:style-name="P56">#include "cartesian.h"</text:p>
      <text:p text:style-name="P56"/>
      <text:p text:style-name="P56">bool cartesian_add(double x, double y, std::vector&lt;std::pair&lt;double, double&gt;&gt; &amp;array){</text:p>
      <text:p text:style-name="P56"/>
      <text:p text:style-name="P56">    return true;</text:p>
      <text:p text:style-name="P56">}</text:p>
      <text:p text:style-name="P56"/>
      <text:p text:style-name="P56">bool cartesian_find(std::vector&lt;std::pair&lt;double, double&gt;&gt;&amp; array, std::pair&lt;std::pair&lt;double, double&gt;, std::pair&lt;double, double&gt;&gt;&amp; distanced){</text:p>
      <text:p text:style-name="P56"/>
      <text:p text:style-name="P56">    return true;</text:p>
      <text:p text:style-name="P56">}</text:p>
      <text:p text:style-name="P56"/>
      <text:p text:style-name="P56">double cartesian_find_distance(std::pair&lt;double, double&gt;&amp; pair_one, std::pair&lt;double, double&gt;&amp; pair_two){</text:p>
      <text:p text:style-name="P56">    return <text:span text:style-name="T62">0</text:span>;</text:p>
      <text:p text:style-name="P56"><text:span text:style-name="T24">}</text:span></text:p>
      <text:h text:style-name="P39" text:outline-level="2" text:is-list-header="true"><text:bookmark-start text:name="__RefHeading___Toc4433_1917984385"/>Версия 0.1<text:bookmark-end text:name="__RefHeading___Toc4433_1917984385"/></text:h>
      <text:p text:style-name="P36">Файл <text:span text:style-name="T24">main.cpp</text:span></text:p>
      <text:p text:style-name="P20">#include &lt;iostream&gt;</text:p>
      <text:p text:style-name="P20"/>
      <text:p text:style-name="P20">int main (){</text:p>
      <text:p text:style-name="P20">    std::cout &lt;&lt; "Cartesian dot finder!" &lt;&lt; std::endl;</text:p>
      <text:p text:style-name="P20">    return 0;</text:p>
      <text:p text:style-name="P20">}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15</meta:editing-cycles>
    <meta:creation-date>2024-09-14T09:58:00</meta:creation-date>
    <dc:date>2025-01-15T02:05:27.605000000</dc:date>
    <meta:editing-duration>PT16H17M18S</meta:editing-duration>
    <meta:generator>LibreOffice/24.2.3.2$Windows_X86_64 LibreOffice_project/433d9c2ded56988e8a90e6b2e771ee4e6a5ab2ba</meta:generator>
    <meta:print-date>2024-11-23T01:49:47.749000000</meta:print-date>
    <meta:printed-by>Файлы PDF</meta:printed-by>
    <meta:document-statistic meta:table-count="0" meta:image-count="0" meta:object-count="2" meta:page-count="15" meta:paragraph-count="246" meta:word-count="1186" meta:character-count="10421" meta:non-whitespace-character-count="8848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=</mo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</mrow>
    <annotation encoding="StarMath 5.0">a_i = ( x_i, y_i )</annotation>
  </semantics>
</math>
</file>